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8" table:default-cell-style-name="Default"/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zarządzanie notatkami (dodanie, edycja, usunięcie)</text:p>
          </table:table-cell>
          <table:table-cell table:number-columns-repeated="17"/>
          <table:table-cell office:value-type="string">
            <text:p>zarządzanie kontaktami</text:p>
          </table:table-cell>
          <table:table-cell/>
        </table:table-row>
        <table:table-row table:style-name="ro1">
          <table:table-cell table:style-name="ce1"/>
          <table:table-cell office:value-type="string">
            <text:p>wybranie kategori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wybieranie typu z kategorii</text:p>
          </table:table-cell>
          <table:table-cell table:number-columns-repeated="17"/>
          <table:table-cell office:value-type="string">
            <text:p>zapraszanie użytkowników do znajomych</text:p>
          </table:table-cell>
        </table:table-row>
        <table:table-row table:style-name="ro1">
          <table:table-cell/>
          <table:table-cell office:value-type="string">
            <text:p>możliwość dodania własnych typów</text:p>
          </table:table-cell>
          <table:table-cell table:number-columns-repeated="17"/>
          <table:table-cell office:value-type="string">
            <text:p>akceptacja/odrzucanie zaproszeń do znajomych</text:p>
          </table:table-cell>
        </table:table-row>
        <table:table-row table:style-name="ro1">
          <table:table-cell/>
          <table:table-cell office:value-type="string">
            <text:p>możliwość dodania własnych kategorii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odczytanie współrzędnych geograficznych gdzie użytkownik znajduje się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przypisanie notatki do miejsca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zapisywanie tematu i opis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isanie zdjęć do notatk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uwanie dodanych przez siebie notatek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isanie autora, daty utworzenia oraz edycji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podgląd notatek w postaci listy (tytuły) oraz punktów na mapie, wybranie konkretnej notatki wyświetla dane: tytuł, opis, data utworzenia i edycji, autor, komentarze z autorem i datą utworzenia oraz edycji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dodanych przez siebie – na swoim profil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dodanych przez znajomych - na stronie głównej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dodanych w ramach grup, do których jesteśmy przypisani – na profilu grupy</text:p>
          </table:table-cell>
          <table:table-cell table:number-columns-repeated="18"/>
        </table:table-row>
        <table:table-row table:style-name="ro1">
          <table:table-cell/>
          <table:table-cell table:style-name="ce2" office:value-type="string">
            <text:p>przypisanych do miejsc znajdujących się w okolicy - podgląd poprzez nakładanie na obraz z kamery telefonu</text:p>
          </table:table-cell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>
            <text:p>zarządzanie komentarzami notatek</text:p>
          </table:table-cell>
          <table:table-cell table:number-columns-repeated="19"/>
        </table:table-row>
        <table:table-row table:style-name="ro1">
          <table:table-cell/>
          <table:table-cell table:style-name="ce3" office:value-type="string">
            <text:p>dodanie/edycja, pola: treść, lista zdjęć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odgląd komentarzy notatki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unięcie komentarza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zarządzanie grupami (dodanie, edycja, usunięcie)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nadanie grupie nazwy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zapraszanie znajomych do grupy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akceptowanie/odrzucanie zaproszeń do grupy przez administratorów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uwanie grup przez administratorów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rzypisanie twórcy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ustawienie administratorów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rejestracja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zapisanie loginu, hasła email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prawdzenie unikalności loginu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prawdzenie poprawności hasła (min 8 znaków alfanumerycznych), podwójne wpisanie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sprawdzenie poprawności emaila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logowanie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autoryzacja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przypominanie hasła poprzez email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wyszukiwanie użytkowników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wyszukiwane po nazwisku i imieniu w bazie wszystkich użytkowników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>
            <text:p>profil zalogowanego użytkownika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edycja hasła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edycja maila</text:p>
          </table:table-cell>
          <table:table-cell table:number-columns-repeated="18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26.03.2015</text:date>, <text:time>02:17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00:15:44.17</meta:creation-date>
    <dc:date>2015-03-26T02:17:37.61</dc:date>
    <meta:editing-duration>PT2H1M49S</meta:editing-duration>
    <meta:editing-cycles>12</meta:editing-cycles>
    <meta:generator>OpenOffice/4.0.1$Win32 OpenOffice.org_project/401m5$Build-9714</meta:generator>
    <meta:document-statistic meta:table-count="3" meta:cell-count="43" meta:object-count="0"/>
  </office:meta>
</office:document-meta>
</file>